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a21" officeooo:paragraph-rsid="00063a21"/>
    </style:style>
    <style:style style:name="P2" style:family="paragraph" style:parent-style-name="Standard">
      <style:text-properties officeooo:rsid="00064531" officeooo:paragraph-rsid="00064531"/>
    </style:style>
    <style:style style:name="P3" style:family="paragraph" style:parent-style-name="Standard">
      <style:text-properties officeooo:rsid="00064531" officeooo:paragraph-rsid="00063a21"/>
    </style:style>
    <style:style style:name="P4" style:family="paragraph" style:parent-style-name="Standard">
      <style:text-properties officeooo:rsid="00075af3" officeooo:paragraph-rsid="00075af3"/>
    </style:style>
    <style:style style:name="P5" style:family="paragraph" style:parent-style-name="Standard">
      <style:text-properties officeooo:rsid="0008f90e" officeooo:paragraph-rsid="0008f90e"/>
    </style:style>
    <style:style style:name="P6" style:family="paragraph" style:parent-style-name="Standard">
      <style:text-properties officeooo:rsid="0009402b" officeooo:paragraph-rsid="0009402b"/>
    </style:style>
    <style:style style:name="P7" style:family="paragraph" style:parent-style-name="Standard">
      <style:text-properties fo:font-style="italic" style:text-underline-style="solid" style:text-underline-width="auto" style:text-underline-color="font-color" fo:font-weight="bold" officeooo:rsid="0009402b" officeooo:paragraph-rsid="0009402b" style:font-style-asian="italic" style:font-weight-asian="bold" style:font-style-complex="italic" style:font-weight-complex="bold"/>
    </style:style>
    <style:style style:name="P8" style:family="paragraph" style:parent-style-name="Standard">
      <style:text-properties officeooo:rsid="000b1367" officeooo:paragraph-rsid="000b1367"/>
    </style:style>
    <style:style style:name="P9" style:family="paragraph" style:parent-style-name="Standard">
      <style:text-properties officeooo:rsid="000d0e4d" officeooo:paragraph-rsid="000d0e4d"/>
    </style:style>
    <style:style style:name="P10" style:family="paragraph" style:parent-style-name="Standard">
      <style:text-properties officeooo:rsid="000d0e4d" officeooo:paragraph-rsid="000de890"/>
    </style:style>
    <style:style style:name="P11" style:family="paragraph" style:parent-style-name="Standard">
      <style:text-properties officeooo:rsid="000de890" officeooo:paragraph-rsid="000de890"/>
    </style:style>
    <style:style style:name="P12" style:family="paragraph" style:parent-style-name="Standard">
      <style:text-properties fo:color="#111111" loext:opacity="100%" officeooo:rsid="00075af3" officeooo:paragraph-rsid="00075af3"/>
    </style:style>
    <style:style style:name="P13" style:family="paragraph" style:parent-style-name="Standard">
      <style:text-properties officeooo:rsid="00129120" officeooo:paragraph-rsid="00129120"/>
    </style:style>
    <style:style style:name="P14" style:family="paragraph" style:parent-style-name="Standard">
      <style:text-properties officeooo:rsid="00129120" officeooo:paragraph-rsid="0014b1d4"/>
    </style:style>
    <style:style style:name="P15" style:family="paragraph" style:parent-style-name="Standard">
      <style:text-properties officeooo:rsid="0013ee92" officeooo:paragraph-rsid="0013ee92"/>
    </style:style>
    <style:style style:name="P16" style:family="paragraph" style:parent-style-name="Standard">
      <style:text-properties officeooo:rsid="0013ee92" officeooo:paragraph-rsid="0014b1d4"/>
    </style:style>
    <style:style style:name="P17" style:family="paragraph" style:parent-style-name="Standard">
      <style:text-properties officeooo:rsid="0014b1d4" officeooo:paragraph-rsid="0014b1d4"/>
    </style:style>
    <style:style style:name="P18" style:family="paragraph" style:parent-style-name="Standard">
      <style:text-properties officeooo:rsid="0009402b" officeooo:paragraph-rsid="0014b1d4"/>
    </style:style>
    <style:style style:name="P19" style:family="paragraph" style:parent-style-name="Standard">
      <style:text-properties fo:font-style="italic" style:text-underline-style="solid" style:text-underline-width="auto" style:text-underline-color="font-color" fo:font-weight="bold" officeooo:rsid="0014b1d4" officeooo:paragraph-rsid="0014b1d4" style:font-style-asian="italic" style:font-weight-asian="bold" style:font-style-complex="italic" style:font-weight-complex="bold"/>
    </style:style>
    <style:style style:name="T1" style:family="text">
      <style:text-properties officeooo:rsid="00064531"/>
    </style:style>
    <style:style style:name="T2" style:family="text">
      <style:text-properties officeooo:rsid="000de890"/>
    </style:style>
    <style:style style:name="T3" style:family="text">
      <style:text-properties officeooo:rsid="0011e86e"/>
    </style:style>
    <style:style style:name="T4" style:family="text">
      <style:text-properties fo:font-variant="normal" fo:text-transform="none" style:font-name="Arial" fo:font-size="12pt" fo:letter-spacing="normal" fo:font-style="normal" fo:font-weight="normal"/>
    </style:style>
    <style:style style:name="T5" style:family="text">
      <style:text-properties officeooo:rsid="0013ee92"/>
    </style:style>
    <style:style style:name="T6" style:family="text">
      <style:text-properties officeooo:rsid="0014b1d4"/>
    </style:style>
    <style:style style:name="T7" style:family="text">
      <style:text-properties officeooo:rsid="00075af3"/>
    </style:style>
    <style:style style:name="T8" style:family="text">
      <style:text-properties officeooo:rsid="001579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sers:</text:p>
      <text:p text:style-name="P8">Το προφιλ του καθε χρηση με βασικες πληροφοριες οπως ονομα, ηλικια, ποσο στον λογαριασμο του κλπ.</text:p>
      <text:p text:style-name="P8"/>
      <text:p text:style-name="P8">Books: </text:p>
      <text:p text:style-name="P8">Εδω αποθηκευονται ολα τα βιβλια που εχουν υσαχθει στο συστημα (ητε ειναι διαθεσιμα ητε οχι). Περιεχονται βασικα πληροφοριες των βιβλιων οπως τιτλος, συγγραφεας, ειδος (πχ φαντασιας), κατηγορια (πχ νουβελα)</text:p>
      <text:p text:style-name="P1"/>
      <text:p text:style-name="P8">Rent_Task:</text:p>
      <text:p text:style-name="P9">Εδω καταγραφετε καθε διαδιακασια ενικιασης ενως βιβλιου. Εχει δεδομενα οπως: Ιδιοκτητης (τυπου user), Ενικιαστης (τυπου user), Bιβλιο (τυπου Book), Kατασταση (σε τι κατασταση βρισκεται η διαδικασια, π.χ. ολοκληρωθηκε, αναμενεται αποστολη κ.α)</text:p>
      <text:p text:style-name="P9"/>
      <text:p text:style-name="P9">Review: </text:p>
      <text:p text:style-name="P9">Καθε Rent_Task μπορει να εχει βαθμολογια καθως και σχολια απο τους συναλλασομενους (ιδιοκτητη, ενικιαστη). Εδω καταγραφονται αυτες οι κριτικες και συνδεονται με το Rent_Task που αφορουν και τον χρηστη που τις συνταξε.</text:p>
      <text:p text:style-name="P9"/>
      <text:p text:style-name="P9">Requests:</text:p>
      <text:p text:style-name="P9">Σε αυτο τον πινακα αποθυκευονται τα ενεργα requests χρηστων. Περιεχονται δεδομενα οπως: ο χρηστης που εκανε το request (τυπου User), To βιβλιο που ψαχνει (τυπου Book) <text:span text:style-name="T3">κ.α.</text:span></text:p>
      <text:p text:style-name="P9"/>
      <text:p text:style-name="P9"/>
      <text:p text:style-name="P9">Address:</text:p>
      <text:p text:style-name="P9">Διευθινσεις χρηστων που εχουν αποθυκευτει στο συστημα. Συνδεονται με το προφιλ καθε χρηστη καθως και με τα Rent_Tasks στα οποια εγινε αποστολη καποιου βιβλιου στην διευθηνση αυτη.</text:p>
      <text:p text:style-name="P9"/>
      <text:p text:style-name="P9">Listings:</text:p>
      <text:p text:style-name="P10">Aποθηκευονται <text:span text:style-name="T2">τα βιβλια που προσφερει ο χρηστης προς ενικιαση. Εχει δεδομενα οπως: Ιδιοκτητης βιβλιου </text:span>(τυπου User)<text:span text:style-name="T2">, Βιβλιο </text:span>(τυπου Book), <text:span text:style-name="T2">τυμη κ.α.</text:span></text:p>
      <text:p text:style-name="P10"/>
      <text:p text:style-name="P11">Favorites:</text:p>
      <text:p text:style-name="P11">Χρηστες οπου ενας χρηστης “ακολουθει”. Αποθικευεται ο χρηστης ακολουθος και ο χρηστης τον οποιον ακολουθει.</text:p>
      <text:p text:style-name="P9"/>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History</text:p>
      <text:p text:style-name="P1"/>
      <text:p text:style-name="P1"/>
      <text:p text:style-name="P7">Κυρια ροη</text:p>
      <text:p text:style-name="P1"/>
      <text:p text:style-name="P6">1</text:p>
      <text:p text:style-name="P1">κλιση στη βαση για ανακτηση δεδομενων <text:span text:style-name="T1">(οπου δεδομενα εννοουνται οι κλιστες πραξεις εννικοιασης)</text:span></text:p>
      <text:p text:style-name="P1"/>
      <text:p text:style-name="P6">2</text:p>
      <text:p text:style-name="P5">επεξεργασια δεδομενων με σκοπο την εμφανηση τους σε διαγραμματα</text:p>
      <text:p text:style-name="P5">Διαγραμμα πρωτο: Πληθος συναλλαγων ανα ηλικιακη ομαδα <text:span text:style-name="T3">χρηστων</text:span> (12-16, 17-23, 24-35, 36-50, 50-99)</text:p>
      <text:p text:style-name="P5">Διαγραμμα δευτερο: Πληθος συναλλαγων ανα κατηγορια βιβλιου</text:p>
      <text:p text:style-name="P5"/>
      <text:p text:style-name="P5"/>
      <text:p text:style-name="P6">3</text:p>
      <text:p text:style-name="P6">Δυνεται η δυνατοτητα προβολης λιστας του ιστορικου συναλαγων. Επιλογες τυπου “φιλτρα” (συναλλαγες μονο με χρηστες συγγεκριμενης ηλικιακης ομαδας, κατηγοριες βιβλιων, συγγραφεις) δυνουν ελγχο στον χρηστη ως προς την εμφανιση της λιστας. Εχει επιλογη ταξινομισεις (αυξουσα-φθινουσα ημερομινια) </text:p>
      <text:p text:style-name="P6"/>
      <text:p text:style-name="P6">4</text:p>
      <text:p text:style-name="P6">Με κλικ πανω σε μια εγγραφη της λιστας κλειστων συναλλαγων γινεται κλιση στη βαση για την ανακτηση λεπτομεριων για την συγκεκριμενη εγγραφη (σχολια, βαθμολογιες, προφιλ συναλλασομενου κλπ.) και ο χρηστης μεταφερεται σε οθωνη που προβαλονται. </text:p>
      <text:p text:style-name="P6"/>
      <text:p text:style-name="P7">Εναλακτικη ροη 1</text:p>
      <text:p text:style-name="P19">το συστημα δεν βρισκει εγγραφες</text:p>
      <text:p text:style-name="P6"/>
      <text:p text:style-name="P6">1</text:p>
      <text:p text:style-name="P18">Προβολη μηνηματος σφαλματος στη θεση των εγγραφω<text:span text:style-name="T6">ν</text:span></text:p>
      <text:p text:style-name="P18"/>
      <text:p text:style-name="P19">Εναλακτικη Ροη <text:span text:style-name="T8">2</text:span></text:p>
      <text:p text:style-name="P18"/>
      <text:p text:style-name="P18"/>
      <text:p text:style-name="P18"/>
      <text:p text:style-name="P18"/>
      <text:p text:style-name="P18"/>
      <text:p text:style-name="P18"/>
      <text:p text:style-name="P18"><text:span text:style-name="T6">LISTING</text:span><text:span text:style-name="T7"> </text:span></text:p>
      <text:p text:style-name="P15"><text:bookmark-start text:name="__DdeLink__193_2032357218"/><text:bookmark-start text:name="__DdeLink__188_2032357218"/>1.</text:p>
      <text:p text:style-name="P15">εχει την επιλογη να <text:s/>δει τα βιβλια που προσφερει για ενικιαση<text:bookmark-end text:name="__DdeLink__188_2032357218"/></text:p>
      <text:p text:style-name="P15"/>
      <text:p text:style-name="P13"><text:span text:style-name="T5">2</text:span>.</text:p>
      <text:p text:style-name="P13">χρηστης βαζει ενα νεο listing</text:p>
      <text:p text:style-name="P13"/>
      <text:p text:style-name="P13"><text:span text:style-name="T5">3</text:span>.</text:p>
      <text:p text:style-name="P13">συμπληρωνει τα στοιχεια που του ζητουνται<text:span text:style-name="T5">(οπως τροπος παραδωσης, τυμη κ.α.)</text:span> και ολοκληρωνει την προσθηκη</text:p>
      <text:p text:style-name="P13"/>
      <text:p text:style-name="P13"><text:span text:style-name="T5">4</text:span>.</text:p>
      <text:p text:style-name="P13"><text:soft-page-break/>ερχεται ιδοποιηση για νεα προσφορα ενικιασης</text:p>
      <text:p text:style-name="P13"/>
      <text:p text:style-name="P13"><text:span text:style-name="T5">5</text:span>.</text:p>
      <text:p text:style-name="P13">ο χρηστης την αποδεχεται <text:span text:style-name="T5">την προταση</text:span><text:bookmark-end text:name="__DdeLink__193_2032357218"/></text:p>
      <text:p text:style-name="P13"/>
      <text:p text:style-name="P17">6<text:bookmark-start text:name="__DdeLink__196_2032357218"/>.</text:p>
      <text:p text:style-name="P17">εαν αποδεχτει την προταση μειωση του διαθεσιμου υπολυπου κατα 1</text:p>
      <text:p text:style-name="P13"><text:bookmark-end text:name="__DdeLink__196_2032357218"/></text:p>
      <text:p text:style-name="P17">7.</text:p>
      <text:p text:style-name="P15">ξεκινα η διαδικασια του rent</text:p>
      <text:p text:style-name="P15"/>
      <text:p text:style-name="P15"/>
      <text:p text:style-name="P15"/>
      <text:p text:style-name="P13"/>
      <text:p text:style-name="P15"><text:bookmark-start text:name="__DdeLink__190_2032357218"/>εναλακτικη ροη1</text:p>
      <text:p text:style-name="P15"/>
      <text:p text:style-name="P15">1.</text:p>
      <text:p text:style-name="P15">εχει την επιλογη να <text:s/>δει τα βιβλια που προσφερει για ενικιαση</text:p>
      <text:p text:style-name="P15"/>
      <text:p text:style-name="P15">2.</text:p>
      <text:p text:style-name="P15">με επιλογη (κλικ) μεταφερεται ο χρηστης σε οθωνη με τις λεπτομεριες του listing </text:p>
      <text:p text:style-name="P15"><text:bookmark-end text:name="__DdeLink__190_2032357218"/></text:p>
      <text:p text:style-name="P15">3.</text:p>
      <text:p text:style-name="P15">μεσα απο αυτη την οθωνη του δεινετααι η δυνατοτητα να αλλαξει ορισμενα δεδομενα του listing (οπως τυμη, τροπο παραδωσης, διαθεσιμο πληθος βιβλιων κ.α.)</text:p>
      <text:p text:style-name="P15"/>
      <text:p text:style-name="P15"/>
      <text:p text:style-name="P13"/>
      <text:p text:style-name="P15">εναλακτικη ροη2</text:p>
      <text:p text:style-name="P15"/>
      <text:p text:style-name="P15">1.</text:p>
      <text:p text:style-name="P15">εχει την επιλογη να <text:s/>δει τα βιβλια που προσφερει για ενικιαση</text:p>
      <text:p text:style-name="P15"/>
      <text:p text:style-name="P15">2.</text:p>
      <text:p text:style-name="P15">με επιλογη (κλικ) μεταφερεται ο χρηστης σε οθωνη με τις λεπτομεριες του listing </text:p>
      <text:p text:style-name="P15"/>
      <text:p text:style-name="P15">3.</text:p>
      <text:p text:style-name="P15">δυνεται επιλογη διαγραφης του listing</text:p>
      <text:p text:style-name="P15"/>
      <text:p text:style-name="P15">4.</text:p>
      <text:p text:style-name="P15">ο χρηστης ρωτατε για επιβεβαιωση</text:p>
      <text:p text:style-name="P15"/>
      <text:p text:style-name="P15">5.</text:p>
      <text:p text:style-name="P15">τελικη διαγραφη του listing</text:p>
      <text:p text:style-name="P15"/>
      <text:p text:style-name="P17"><text:bookmark-start text:name="__DdeLink__199_2032357218"/>εναλακτικη ροη 3</text:p>
      <text:p text:style-name="P16"><text:bookmark-start text:name="__DdeLink__188_20323572181"/>1.</text:p>
      <text:p text:style-name="P16">εχει την επιλογη να <text:s/>δει τα βιβλια που προσφερει για ενικιαση<text:bookmark-end text:name="__DdeLink__188_20323572181"/></text:p>
      <text:p text:style-name="P16"/>
      <text:p text:style-name="P14"><text:span text:style-name="T5">2</text:span>.</text:p>
      <text:p text:style-name="P14">χρηστης βαζει ενα νεο listing</text:p>
      <text:p text:style-name="P14"/>
      <text:p text:style-name="P14"><text:soft-page-break/><text:span text:style-name="T5">3</text:span>.</text:p>
      <text:p text:style-name="P14">συμπληρωνει τα στοιχεια που του ζητουνται<text:span text:style-name="T5">(οπως τροπος παραδωσης, τυμη κ.α.)</text:span> και ολοκληρωνει την προσθηκη</text:p>
      <text:p text:style-name="P14"/>
      <text:p text:style-name="P14"><text:span text:style-name="T5">4</text:span>.</text:p>
      <text:p text:style-name="P14">ερχεται ιδοποιηση για νεα προσφορα ενικιασης<text:bookmark-end text:name="__DdeLink__199_2032357218"/></text:p>
      <text:p text:style-name="P14"/>
      <text:p text:style-name="P14"><text:span text:style-name="T5">5</text:span>.</text:p>
      <text:p text:style-name="P14">ο χρηστης την αποδεχεται </text:p>
      <text:p text:style-name="P14"/>
      <text:p text:style-name="P17">6.</text:p>
      <text:p text:style-name="P17">εαν αποδεχτει την προταση μειωση του διαθεσιμου υπολυπου κατα 1</text:p>
      <text:p text:style-name="P17"/>
      <text:p text:style-name="P17">7.</text:p>
      <text:p text:style-name="P17">εαν το υπολυπο γινει 0 διαγραφη του listing</text:p>
      <text:p text:style-name="P17"/>
      <text:p text:style-name="P17"/>
      <text:p text:style-name="P17">εναλακτικη ροη 4</text:p>
      <text:p text:style-name="P16"><text:bookmark-start text:name="__DdeLink__188_203235721811"/>1.</text:p>
      <text:p text:style-name="P16">εχει την επιλογη να <text:s/>δει τα βιβλια που προσφερει για ενικιαση<text:bookmark-end text:name="__DdeLink__188_203235721811"/></text:p>
      <text:p text:style-name="P16"/>
      <text:p text:style-name="P14"><text:span text:style-name="T5">2</text:span>.</text:p>
      <text:p text:style-name="P14">χρηστης βαζει ενα νεο listing</text:p>
      <text:p text:style-name="P14"/>
      <text:p text:style-name="P14"><text:span text:style-name="T5">3</text:span>.</text:p>
      <text:p text:style-name="P14">συμπληρωνει τα στοιχεια που του ζητουνται<text:span text:style-name="T5">(οπως τροπος παραδωσης, τυμη κ.α.)</text:span> και ολοκληρωνει την προσθηκη</text:p>
      <text:p text:style-name="P14"/>
      <text:p text:style-name="P14"><text:span text:style-name="T5">4</text:span>.</text:p>
      <text:p text:style-name="P14">ερχεται ιδοποιηση για νεα προσφορα ενικιασης</text:p>
      <text:p text:style-name="P14"/>
      <text:p text:style-name="P17">5.</text:p>
      <text:p text:style-name="P17">ο χρηστης απορπτει την προταση</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20:06:58.058266831</meta:creation-date>
    <dc:date>2023-03-27T22:18:44.590203238</dc:date>
    <meta:editing-duration>PT1H24S</meta:editing-duration>
    <meta:editing-cycles>4</meta:editing-cycles>
    <meta:generator>LibreOffice/7.3.7.2$Linux_X86_64 LibreOffice_project/30$Build-2</meta:generator>
    <meta:document-statistic meta:table-count="0" meta:image-count="0" meta:object-count="0" meta:page-count="4" meta:paragraph-count="92" meta:word-count="624" meta:character-count="4066" meta:non-whitespace-character-count="3521"/>
  </office:meta>
</office:document-meta>
</file>